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465in"/>
    </style:style>
    <style:style style:name="Table1" style:family="table" style:master-page-name="MP0">
      <style:table-properties style:width="6.646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7243in"/>
    </style:style>
    <style:style style:name="TableColumn8" style:family="table-column">
      <style:table-column-properties style:column-width="3.7652in"/>
    </style:style>
    <style:style style:name="Table6" style:family="table">
      <style:table-properties style:width="6.489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ableCell24" style:family="table-cell">
      <style:table-cell-properties fo:border="0.0069in solid #999999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999999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weight-complex="bold" fo:font-style="italic" style:font-style-asian="italic" fo:language="en" fo:country="US"/>
    </style:style>
    <style:style style:name="T31" style:parent-style-name="DefaultParagraphFont" style:family="text">
      <style:text-properties style:font-weight-complex="bold" fo:font-style="italic" style:font-style-asian="italic" fo:language="en" fo:country="US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weight-complex="bold" fo:font-style="italic" style:font-style-asian="italic" fo:language="en" fo:country="US"/>
    </style:style>
    <style:style style:name="T34" style:parent-style-name="DefaultParagraphFont" style:family="text">
      <style:text-properties style:font-weight-complex="bold" fo:font-style="italic" style:font-style-asian="italic" fo:language="en" fo:country="US"/>
    </style:style>
    <style:style style:name="T35" style:parent-style-name="DefaultParagraphFont" style:family="text">
      <style:text-properties style:font-weight-complex="bold" fo:font-style="italic" style:font-style-asian="italic" fo:language="en" fo:country="US"/>
    </style:style>
    <style:style style:name="TableCell36" style:family="table-cell">
      <style:table-cell-properties fo:border="0.0069in solid #999999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999999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2" style:family="table-cell">
      <style:table-cell-properties fo:border="0.0069in solid #999999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/></text:p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&lt;&lt;<text:s/>foreach [c<text:s/>in<text:s/>customers</text:p>
                  <text:p text:style-name="P17"><text:span text:style-name="T18"><text:s text:c="4"/></text:span><text:span text:style-name="T19">]</text:span><text:span text:style-name="T20">&gt;&gt;&lt;&lt;[</text:span><text:span text:style-name="T21">Customer</text:span><text:span text:style-name="T22">Name</text:span><text:span text:style-name="T23">]&gt;&gt;</text:span></text:p>
                </table:table-cell>
                <table:table-cell table:style-name="TableCell24">
                  <text:p text:style-name="P25">&lt;&lt;[c.Orders.Sum(x=&gt;x.ProductOrders.Sum(y=&gt;y.Price))]&gt;&gt;</text:p>
                  <text:p text:style-name="P26"><text:s/></text:p>
                </table:table-cell>
              </table:table-row>
              <table:table-row table:style-name="TableRow27">
                <table:table-cell table:style-name="TableCell28">
                  <text:p text:style-name="P29"><text:span text:style-name="T30">&lt;&lt;foreach[o in c.O</text:span><text:span text:style-name="T31">rders]&gt;&gt;</text:span></text:p>
                  <text:p text:style-name="P32"><text:span text:style-name="T33">&lt;&lt;foreach[p in o.ProductOrders]&gt;&gt;&lt;&lt;</text:span><text:span text:style-name="T34">[p</text:span><text:span text:style-name="T35">.Product.ProductName]&gt;&gt;</text:span></text:p>
                </table:table-cell>
                <table:table-cell table:style-name="TableCell36">
                  <text:p text:style-name="P37"/>
                  <text:p text:style-name="P38">&lt;&lt;[p.Product.ProductPrice]&gt;&gt;&lt;&lt;/foreach&gt;&gt;&lt;&lt;/foreach&gt;&gt;&lt;&lt;/foreach&gt;&gt;</text:p>
                </table:table-cell>
              </table:table-row>
              <table:table-row table:style-name="TableRow39">
                <table:table-cell table:style-name="TableCell40">
                  <text:p text:style-name="P41">Total:</text:p>
                </table:table-cell>
                <table:table-cell table:style-name="TableCell42">
                  <text:p text:style-name="P43"><text:span text:style-name="T44">&lt;&lt;[</text:span><text:span text:style-name="T45">Sum</text:span><text:span text:style-name="T46">(</text:span></text:p>
                  <text:p text:style-name="P47"><text:span text:style-name="T48"><text:s text:c="2"/>m =&gt; m.</text:span><text:span text:style-name="T49">Order</text:span><text:span text:style-name="T50">s</text:span><text:span text:style-name="T51">.</text:span><text:span text:style-name="T52">Sum</text:span><text:span text:style-name="T53"><text:s/>(x=&gt;x.ProductOrders.Sum(y=&gt;y.Price)))</text:span><text:span text:style-name="T54">]&gt;&gt;</text:span></text:p>
                </table:table-cell>
              </table:table-row>
            </table:table>
            <text:p text:style-name="P55"/>
            <text:p text:style-name="P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4:00Z</meta:creation-date>
    <dc:date>2015-12-14T07:04:00Z</dc:date>
    <meta:template xlink:href="Normal" xlink:type="simple"/>
    <meta:editing-cycles>2</meta:editing-cycles>
    <meta:editing-duration>PT0S</meta:editing-duration>
    <meta:document-statistic meta:page-count="1" meta:paragraph-count="1" meta:word-count="55" meta:character-count="370" meta:row-count="2" meta:non-whitespace-character-count="316"/>
  </office:meta>
</office:document-meta>
</file>